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Heading_20_1">
      <style:text-properties officeooo:rsid="001508df" officeooo:paragraph-rsid="001508df"/>
    </style:style>
    <style:style style:name="P4" style:family="paragraph" style:parent-style-name="Heading_20_2">
      <style:text-properties style:font-name="ARial" officeooo:rsid="001508df" officeooo:paragraph-rsid="001508df"/>
    </style:style>
    <style:style style:name="P5" style:family="paragraph" style:parent-style-name="Heading_20_2">
      <style:text-properties style:font-name="ARial" officeooo:rsid="00199688" officeooo:paragraph-rsid="00199688"/>
    </style:style>
    <style:style style:name="P6" style:family="paragraph" style:parent-style-name="Heading_20_2">
      <style:paragraph-properties style:writing-mode="lr-tb"/>
      <style:text-properties style:font-name="ARial" fo:font-size="12pt" fo:font-weight="normal" officeooo:rsid="00199688" officeooo:paragraph-rsid="001ed4b1" style:font-size-asian="10.5pt" style:font-weight-asian="normal" style:font-size-complex="12pt" style:font-weight-complex="normal"/>
    </style:style>
    <style:style style:name="P7" style:family="paragraph" style:parent-style-name="Heading_20_2">
      <style:text-properties officeooo:rsid="0018b270" officeooo:paragraph-rsid="0018b270"/>
    </style:style>
    <style:style style:name="P8" style:family="paragraph" style:parent-style-name="Subtitle">
      <style:text-properties style:font-name="ARial" officeooo:rsid="001508df" officeooo:paragraph-rsid="001508df"/>
    </style:style>
    <style:style style:name="P9" style:family="paragraph" style:parent-style-name="Text_20_body">
      <style:text-properties style:font-name="ARial"/>
    </style:style>
    <style:style style:name="P10" style:family="paragraph" style:parent-style-name="Text_20_body">
      <style:text-properties style:font-name="ARial" officeooo:rsid="001508df" officeooo:paragraph-rsid="001508df"/>
    </style:style>
    <style:style style:name="P11" style:family="paragraph" style:parent-style-name="Text_20_body">
      <style:text-properties style:font-name="ARial" fo:font-size="12pt" fo:font-weight="normal" officeooo:rsid="0018b270" officeooo:paragraph-rsid="0018b270" style:font-size-asian="10.5pt" style:font-weight-asian="normal" style:font-size-complex="12pt" style:font-weight-complex="normal"/>
    </style:style>
    <style:style style:name="P12" style:family="paragraph" style:parent-style-name="Text_20_body" style:list-style-name="L1">
      <style:text-properties style:font-name="ARial" fo:font-size="12pt" fo:font-weight="normal" officeooo:rsid="001ab3ce" officeooo:paragraph-rsid="001ab3ce" style:font-size-asian="10.5pt" style:font-weight-asian="normal" style:font-size-complex="12pt" style:font-weight-complex="normal"/>
    </style:style>
    <style:style style:name="P13" style:family="paragraph" style:parent-style-name="Text_20_body" style:list-style-name="L1">
      <style:paragraph-properties style:writing-mode="lr-tb"/>
      <style:text-properties style:font-name="ARial" fo:font-size="12pt" fo:font-weight="normal" officeooo:rsid="001ab3ce" officeooo:paragraph-rsid="001ab3ce" style:font-size-asian="10.5pt" style:font-weight-asian="normal" style:font-size-complex="12pt" style:font-weight-complex="normal"/>
    </style:style>
    <style:style style:name="P14" style:family="paragraph" style:parent-style-name="Text_20_body" style:list-style-name="L1">
      <style:text-properties style:font-name="ARial" fo:font-size="12pt" fo:font-weight="normal" officeooo:rsid="001ab3ce" officeooo:paragraph-rsid="001b9786" style:font-size-asian="10.5pt" style:font-weight-asian="normal" style:font-size-complex="12pt" style:font-weight-complex="normal"/>
    </style:style>
    <style:style style:name="P15" style:family="paragraph" style:parent-style-name="Text_20_body" style:list-style-name="L1">
      <style:text-properties style:font-name="ARial" fo:font-size="12pt" fo:font-weight="normal" officeooo:rsid="001b9786" officeooo:paragraph-rsid="001b9786" style:font-size-asian="10.5pt" style:font-weight-asian="normal" style:font-size-complex="12pt" style:font-weight-complex="normal"/>
    </style:style>
    <style:style style:name="P16" style:family="paragraph" style:parent-style-name="Text_20_body" style:list-style-name="L1">
      <style:text-properties style:font-name="ARial" fo:font-size="12pt" fo:font-weight="normal" officeooo:rsid="001d610d" officeooo:paragraph-rsid="001d610d" style:font-size-asian="10.5pt" style:font-weight-asian="normal" style:font-size-complex="12pt" style:font-weight-complex="normal"/>
    </style:style>
    <style:style style:name="P17" style:family="paragraph" style:parent-style-name="Text_20_body">
      <style:text-properties style:font-name="ARial" fo:font-size="12pt" fo:font-weight="bold" officeooo:rsid="001508df" officeooo:paragraph-rsid="00160552" style:font-size-asian="10.5pt" style:font-weight-asian="bold" style:font-size-complex="12pt" style:font-weight-complex="bold"/>
    </style:style>
    <style:style style:name="P18" style:family="paragraph" style:parent-style-name="Text_20_body">
      <style:text-properties style:font-name="ARial" fo:font-size="12pt" fo:font-weight="bold" officeooo:rsid="001508df" officeooo:paragraph-rsid="001705f1" style:font-size-asian="10.5pt" style:font-weight-asian="bold" style:font-size-complex="12pt" style:font-weight-complex="bold"/>
    </style:style>
    <style:style style:name="P19" style:family="paragraph" style:parent-style-name="Text_20_body" style:list-style-name="L1">
      <style:text-properties style:font-name="ARial" fo:font-size="12pt" fo:font-weight="bold" officeooo:rsid="001ab3ce" officeooo:paragraph-rsid="001ab3ce" style:font-size-asian="10.5pt" style:font-weight-asian="bold" style:font-size-complex="12pt" style:font-weight-complex="bold"/>
    </style:style>
    <style:style style:name="P20" style:family="paragraph" style:parent-style-name="Text_20_body">
      <style:paragraph-properties style:writing-mode="lr-tb"/>
      <style:text-properties fo:font-size="12pt" officeooo:rsid="001ed4b1" officeooo:paragraph-rsid="001ed4b1" style:font-size-asian="10.5pt" style:font-size-complex="12pt"/>
    </style:style>
    <style:style style:name="P21" style:family="paragraph" style:parent-style-name="Title">
      <style:text-properties style:font-name="ARial"/>
    </style:style>
    <style:style style:name="P22" style:family="paragraph" style:parent-style-name="Title">
      <style:text-properties style:font-name="ARial" fo:font-size="42pt" officeooo:rsid="001508df" officeooo:paragraph-rsid="001508df" style:font-size-asian="36.75pt" style:font-size-complex="42pt"/>
    </style:style>
    <style:style style:name="T1" style:family="text">
      <style:text-properties style:font-name="Liberation Sans" fo:font-size="18pt" fo:font-weight="bold" style:font-name-asian="Noto Sans CJK SC" style:font-size-asian="18pt" style:font-weight-asian="bold" style:font-name-complex="FreeSans1" style:font-size-complex="18pt" style:font-weight-complex="bold"/>
    </style:style>
    <style:style style:name="T2" style:family="text">
      <style:text-properties style:font-name="Liberation Sans" fo:font-size="16pt" fo:font-weight="bold" style:font-name-asian="Noto Sans CJK SC" style:font-size-asian="16pt" style:font-weight-asian="bold" style:font-name-complex="FreeSans1" style:font-size-complex="16pt" style:font-weight-complex="bold"/>
    </style:style>
    <style:style style:name="T3" style:family="text">
      <style:text-properties fo:font-size="16pt" fo:font-weight="bold" style:font-name-asian="Noto Sans CJK SC" style:font-size-asian="16pt" style:font-weight-asian="bold" style:font-name-complex="FreeSans1" style:font-size-complex="16pt" style:font-weight-complex="bold"/>
    </style:style>
    <style:style style:name="T4" style:family="text">
      <style:text-properties fo:font-size="16pt" fo:font-weight="bold" officeooo:rsid="001ed4b1" style:font-name-asian="Noto Sans CJK SC" style:font-size-asian="16pt" style:font-weight-asian="bold" style:font-name-complex="FreeSans1" style:font-size-complex="16pt" style:font-weight-complex="bold"/>
    </style:style>
    <style:style style:name="T5" style:family="text">
      <style:text-properties fo:font-weight="bold" style:font-name-asian="Noto Sans CJK SC" style:font-weight-asian="bold" style:font-name-complex="FreeSans1" style:font-weight-complex="bold"/>
    </style:style>
    <style:style style:name="T6" style:family="text">
      <style:text-properties style:font-name-asian="Noto Sans CJK SC" style:font-name-complex="FreeSans1"/>
    </style:style>
    <style:style style:name="T7" style:family="text">
      <style:text-properties officeooo:rsid="001508df" style:font-name-asian="Noto Sans CJK SC" style:font-name-complex="FreeSans1"/>
    </style:style>
    <style:style style:name="T8" style:family="text">
      <style:text-properties officeooo:rsid="00199688" style:font-name-asian="Noto Sans CJK SC" style:font-name-complex="FreeSans1"/>
    </style:style>
    <style:style style:name="T9" style:family="text">
      <style:text-properties officeooo:rsid="001b9786" style:font-name-asian="Noto Sans CJK SC" style:font-name-complex="FreeSans1"/>
    </style:style>
    <style:style style:name="T10" style:family="text">
      <style:text-properties fo:font-weight="normal" style:font-name-asian="Noto Sans CJK SC" style:font-weight-asian="normal" style:font-name-complex="FreeSans1" style:font-weight-complex="normal"/>
    </style:style>
    <style:style style:name="T11" style:family="text">
      <style:text-properties fo:font-weight="normal" officeooo:rsid="00160552" style:font-name-asian="Noto Sans CJK SC" style:font-weight-asian="normal" style:font-name-complex="FreeSans1" style:font-weight-complex="normal"/>
    </style:style>
    <style:style style:name="T12" style:family="text">
      <style:text-properties fo:font-weight="normal" officeooo:rsid="001705f1" style:font-name-asian="Noto Sans CJK SC" style:font-weight-asian="normal" style:font-name-complex="FreeSans1" style:font-weight-complex="normal"/>
    </style:style>
    <style:style style:name="T13" style:family="text">
      <style:text-properties style:font-name="ARial"/>
    </style:style>
    <style:style style:name="T14" style:family="text">
      <style:text-properties style:font-name="ARial" fo:font-size="16pt" fo:font-weight="bold" style:font-name-asian="Noto Sans CJK SC" style:font-size-asian="16pt" style:font-weight-asian="bold" style:font-name-complex="FreeSans1" style:font-size-complex="16pt" style:font-weight-complex="bold"/>
    </style:style>
    <style:style style:name="T15" style:family="text">
      <style:text-properties style:font-name="ARial" fo:font-weight="bold" style:font-name-asian="Noto Sans CJK SC" style:font-weight-asian="bold" style:font-name-complex="FreeSans1" style:font-weight-complex="bold"/>
    </style:style>
    <style:style style:name="T16" style:family="text">
      <style:text-properties style:font-name="ARial" fo:font-weight="bold" officeooo:rsid="001ed4b1" style:font-name-asian="Noto Sans CJK SC" style:font-weight-asian="bold" style:font-name-complex="FreeSans1" style:font-weight-complex="bold"/>
    </style:style>
    <style:style style:name="T17" style:family="text">
      <style:text-properties style:font-name="ARial" fo:font-weight="normal" style:font-name-asian="Noto Sans CJK SC" style:font-weight-asian="normal" style:font-name-complex="FreeSans1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2">MATHPONG</text:p>
      <text:p text:style-name="P8">Game Design Document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<text:soft-page-break/>Sumário</text:p>
          </text:index-title>
          <text:p text:style-name="P1"><text:a xlink:type="simple" xlink:href="#__RefHeading___Toc105_257934278" text:style-name="Index_20_Link" text:visited-style-name="Index_20_Link">Game Concept<text:tab/>3</text:a></text:p>
          <text:p text:style-name="P2"><text:a xlink:type="simple" xlink:href="#__RefHeading___Toc107_257934278" text:style-name="Index_20_Link" text:visited-style-name="Index_20_Link">Introdução<text:tab/>3</text:a></text:p>
          <text:p text:style-name="P2"><text:a xlink:type="simple" xlink:href="#__RefHeading___Toc109_257934278" text:style-name="Index_20_Link" text:visited-style-name="Index_20_Link">Descrição<text:tab/>3</text:a></text:p>
          <text:p text:style-name="P2"><text:a xlink:type="simple" xlink:href="#__RefHeading___Toc107_2579342781" text:style-name="Index_20_Link" text:visited-style-name="Index_20_Link">Características principais<text:tab/>3</text:a></text:p>
          <text:p text:style-name="P2"><text:a xlink:type="simple" xlink:href="#__RefHeading___Toc107_25793427811" text:style-name="Index_20_Link" text:visited-style-name="Index_20_Link">Gênero<text:tab/>4</text:a></text:p>
        </text:index-body>
      </text:table-of-conten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3" text:outline-level="1"><text:bookmark-start text:name="__RefHeading___Toc105_257934278"/><text:soft-page-break/><text:span text:style-name="T1">Game Concept</text:span><text:bookmark-end text:name="__RefHeading___Toc105_257934278"/></text:h>
      <text:h text:style-name="P4" text:outline-level="2"><text:bookmark-start text:name="__RefHeading___Toc107_257934278"/>Introduç<text:span text:style-name="T3">ão</text:span><text:bookmark-end text:name="__RefHeading___Toc107_257934278"/></text:h>
      <text:p text:style-name="P17"><text:span text:style-name="T6">MathPong </text:span><text:span text:style-name="T10">é um jogo educativo </text:span><text:span text:style-name="T11">que combina o clássico estilo de jogo Pong com desafios matemáticos, projetado para reforçar conceitos matemáticos de forma lúdica. Criado com o objetivo de tornar a aprendizagem mais interativa, o jogo coloca dois jogadores em uma competição onde habilidade e conhecimento são igualmente importantes. Cada jogador começa com 3 vidas, e a cada 3 gols marcados, um desafio matemático aparece. A resposta correta altera as condições da partida, permitindo que o jogador ganhe ou remova vidas do adversário.</text:span></text:p>
      <text:p text:style-name="P18"><text:span text:style-name="T12">Este projeto é idealizado para ser usado em ambientes educacionais, promovendo aprendizado de matemática de forma divertida e competitiva. O público-alvo inclui alunos do ensino fundamental e médio, mas o jogo é flexível o suficiente para ser adaptado a diferentes faixas etárias e níveis de dificuldade.</text:span></text:p>
      <text:p text:style-name="P18"><text:span text:style-name="T12">A proposta é simples, mas eficiente: estimular o raciocínio lógico e a capacidade de resolver problemas em um ambiente descontraído. A combinação entre a diversão e aprendizado visa aproximar os jogadores da matemática de uma maneira engajante e moderna. </text:span></text:p>
      <text:p text:style-name="P18"><text:span text:style-name="T12"/></text:p>
      <text:h text:style-name="P7" text:outline-level="2"><text:bookmark-start text:name="__RefHeading___Toc109_257934278"/><text:span text:style-name="T13">Descriç</text:span><text:span text:style-name="T14">ão</text:span><text:span text:style-name="T2"> </text:span><text:bookmark-end text:name="__RefHeading___Toc109_257934278"/></text:h>
      <text:p text:style-name="P11"><text:span text:style-name="T6">O </text:span><text:span text:style-name="T5">MathPong</text:span><text:span text:style-name="T6"> é um jogo educativo 2D que combina o estilo clássico do Pong com desafios matemáticos interativos, criando uma experiência que mescla aprendizado e entretenimento. A dinâmica principal do jogo envolve dois jogadores competindo em partidas rápidas, onde cada ponto marcado impacta diretamente na estratégia e na interação do jogo.</text:span></text:p>
      <text:p text:style-name="P11"><text:span text:style-name="T6">Após três gols consecutivos de um jogador, uma pergunta é apresentada. Se o jogador acertar a resposta, ele poderá alterar a contagem de vidas. Adicionando uma vida para si e removendo uma vida do adversário, dependendo da situação. Com isso, o jogo não apenas testa as habilidades de reflexo e precisão dos jogadores, mas também incentiva o raciocínio lógico e a resolução de problemas.</text:span></text:p>
      <text:p text:style-name="P11"><text:span text:style-name="T6">O ambiente visual do </text:span><text:span text:style-name="T5">MathPong</text:span><text:span text:style-name="T6"> é minimalista e vibrante, com gráficos que priorizam clareza e acessibilidade. A </text:span><text:span text:style-name="T8">trilha sonora leve complementa o ritmo das partidas, mantendo o jogador engajado. Com níveis de dificuldade ajustáveis e perguntas adaptadas, o jogo é projetado para públicos variados, tornando-se ideal tanto para recreação quanto para uso em contextos educacionais. </text:span></text:p>
      <text:h text:style-name="P5" text:outline-level="2"><text:bookmark-start text:name="__RefHeading___Toc107_2579342781"/><text:span text:style-name="T3">Características principais</text:span><text:bookmark-end text:name="__RefHeading___Toc107_2579342781"/></text:h>
      <text:list xml:id="list3924119784" text:style-name="L1">
        <text:list-item>
          <text:p text:style-name="P19"><text:span text:style-name="T7">M</text:span><text:span text:style-name="T6">ultiplayer:</text:span></text:p>
          <text:list>
            <text:list-header>
              <text:p text:style-name="P13"><text:soft-page-break/><text:span text:style-name="T6">O </text:span><text:span text:style-name="T5">MathPong </text:span><text:span text:style-name="T6">é focado exclusivamente no modo multiplayer, permitindo competições entre dois jogadores. O jogo oferece suporte tanto para multiplayer local quanto online, ampliando as possibilidades de interação.</text:span></text:p>
            </text:list-header>
          </text:list>
        </text:list-item>
        <text:list-item>
          <text:p text:style-name="P19"><text:span text:style-name="T6">Graficos Minimalistas:</text:span></text:p>
          <text:p text:style-name="P14"><text:span text:style-name="T6">Visual em 2D, com design simples e cores vibrantes, </text:span><text:span text:style-name="T9">garantindo clareza e acessibilidade. A interface é projetada para ser intuitiva, focando na experiencia fluida e na dinâmica das partidas.</text:span></text:p>
        </text:list-item>
        <text:list-item>
          <text:p text:style-name="P15"><text:span text:style-name="T5">Mecânicas Educativas e Competitivas:</text:span></text:p>
          <text:p text:style-name="P15"><text:span text:style-name="T6">A inclusão de perguntas matemáticas durante o jogo adiciona um componente educativo e estratégico. Ao marcar três gols, o jogador responde a uma pergunta matemática que pode alterar o curso da partida ao afetar as vidas de ambos jogadores. </text:span></text:p>
        </text:list-item>
        <text:list-item>
          <text:p text:style-name="P15"><text:span text:style-name="T5">Sistema de vidas dinâmico:</text:span></text:p>
          <text:p text:style-name="P16"><text:span text:style-name="T6">Cada jogador começa com 3 vidas. As respostas corretas permitem ganhar uma vida adicional (se tiver menos de 3) ao retirar uma vida do adversário, criando um equilíbrio entre habilidade e conhecimento.</text:span></text:p>
        </text:list-item>
        <text:list-item>
          <text:p text:style-name="P15"><text:span text:style-name="T5">Conexão e Competição online:</text:span></text:p>
          <text:p text:style-name="P16"><text:span text:style-name="T6">O modo online permitirá que jogadores de diferentes locais possam competir em tempo real, com servidores ajustados para oferecer partidas rápidas e estáveis. </text:span></text:p>
        </text:list-item>
        <text:list-item>
          <text:p text:style-name="P15"><text:span text:style-name="T5">Som e Feedback:</text:span></text:p>
          <text:p text:style-name="P16"><text:span text:style-name="T6">Feedback sonoro detalhado para eventos como colisões, gols e respostas. A trilha sonora foi projetada para ser estimulante, sem interferir na concentração do jogador.</text:span></text:p>
        </text:list-item>
        <text:list-item>
          <text:p text:style-name="P15"><text:span text:style-name="T5">Foco Educacional e Entretenimento:</text:span></text:p>
          <text:p text:style-name="P16"><text:span text:style-name="T6">Combina aprendizado e diversão, tornando o jogo uma ferramenta educacional que promove habilidades matemáticas em um ambiente competitivo e envolvente. </text:span></text:p>
          <text:p text:style-name="P12"/>
        </text:list-item>
      </text:list>
      <text:h text:style-name="P6" text:outline-level="2"><text:bookmark-start text:name="__RefHeading___Toc107_25793427811"/><text:span text:style-name="T4">Gênero</text:span><text:bookmark-end text:name="__RefHeading___Toc107_25793427811"/></text:h>
      <text:p text:style-name="P20"><text:span text:style-name="T16">M</text:span><text:span text:style-name="T15">athPong </text:span><text:span text:style-name="T17">é um jogo do gênero </text:span><text:span text:style-name="T15">Arcade Multiplayer</text:span><text:span text:style-name="T17"> com foco educacional, combinando elementos clássicos de jogos de arcade com mecânicas de aprendizado interativas. Ele mistura o dinamismo dos jogos competitivos multiplayer com desafios pedagógicos, voltados ao ensino de matemática. A combinação do estilo arcade com a proposta educacional cria um novo nicho voltado ao entretenimento e aprendizado simultâneo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4T09:18:06.462478705</meta:creation-date>
    <dc:date>2024-12-04T11:18:45.780676416</dc:date>
    <meta:editing-duration>PT11M38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4" meta:paragraph-count="35" meta:word-count="652" meta:character-count="4281" meta:non-whitespace-character-count="3672"/>
  </office:meta>
</office:document-meta>
</file>